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Songti TC" svg:font-family="Songti TC"/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2.0pt" fo:background-color="#868686"/>
    </style:style>
    <style:style style:name="P2" style:family="paragraph" style:parent-style-name="Standard">
      <style:paragraph-properties fo:margin-bottom="0.1667in"/>
      <style:text-properties style:font-name="Songti TC" fo:font-size="12.0pt" fo:background-color="#ececec"/>
    </style:style>
    <style:style style:name="T1" style:family="text">
      <style:text-properties style:font-name="Songti TC"/>
    </style:style>
    <style:style style:name="T2" style:family="text">
      <style:text-properties fo:color="#032726"/>
    </style:style>
    <style:style style:name="T3" style:family="text">
      <style:text-properties style:font-name="Times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陳真</text:span><text:s/>  |  2019.04.22 20:58   |   <text:a xlink:type="simple" xlink:href="http://palinfo.habago.org/Entry?Command=Information_PrintForum&amp;iPage=21&amp;sType=FORUM#FORUM37385"><text:span text:style-name="T2">#</text:span></text:a></text:p>
      <text:p text:style-name="P2">卡韓政變<text:span text:style-name="T3">(18)</text:span>：郭台銘是美國利益的代理人<text:span text:style-name="T3"> <text:line-break/><text:line-break/></text:span>陳真<text:span text:style-name="T3"><text:s/>2019. 04. 22. <text:line-break/><text:line-break/><text:line-break/></text:span>郭之是否真的參選？為何參選？以及為何在某個時間點宣佈參選等等問題，其實昭然若揭。底下這位中共中央黨校教授講得很對。但是，島內相關評論卻大多荒腔走板，遠離事實。<text:span text:style-name="T3"> <text:line-break/><text:line-break/></text:span>中共過去挺柯，做為其島內代理人。柯向來有逐鹿大陸中原之心，故也樂得被當成代理人。<text:span text:style-name="T3">(</text:span>傻蛋們可別又跟我要證據，因為事實如此明顯<text:span text:style-name="T3">)</text:span>。後來韓流崛起，就如柯自己所說，共產黨已經不太理他了。問題是，韓國瑜很難被大陸及美國所掌控，更不可能甘心充當馬前卒、代理人，因此，中、美都不可能喜歡他。<text:span text:style-name="T3"> <text:line-break/><text:line-break/></text:span>但是，大陸除了挺韓，沒有更好的選擇了，而美國卻是絕不可能容忍一個大致親中的領導人存在，更不樂見韓流之持續茁壯。因此，卡韓、消滅韓流似乎才是這場選戰的真正鬥爭主軸，因為它意味著台灣有無可能往對岸更靠近一步。<text:span text:style-name="T3"> <text:line-break/><text:line-break/></text:span>當然，很多人認為，最快的統一之路就是讓綠營繼續執政。這話沒錯，但是這條路風險太大，武力成份太高。<text:span text:style-name="T3"> <text:line-break/><text:line-break/></text:span>站在對岸的利益來講，統一問題大可慢慢拖，終究會水到渠成、江河入海流。但是，站在台灣的利益來說，儘快和平統一才是最佳出路。關鍵字不僅僅在於<text:span text:style-name="T3"><text:s/>"</text:span>儘快<text:span text:style-name="T3">"</text:span>，更在於<text:span text:style-name="T3"><text:s/>"</text:span>和平<text:span text:style-name="T3">"</text:span>。當和平具有風險時，當然還是寧可慢慢來比較好。因此，所謂讓綠營執政以加速武統之路，對於台灣來說，只是一場災難，自尋烽火。<text:span text:style-name="T3"> <text:line-break/><text:line-break/></text:span>韓國瑜在兩岸問題之立場，其實很像馬英九，他不可能躁進。因此，美國其實也不用太緊張。倘若韓當總統，該繳的保護費還是會繳，該買的破銅爛鐵也還是會幾千幾百億地買，台灣人該被吸的血也還是會繼續吸。美國何必那麼緊張？中美提早為兩岸問題攤牌，對誰其實都沒有好處。<text:span text:style-name="T3"> <text:line-break/><text:line-break/>=================== <text:line-break/></text:span>中共中央黨校教授稱郭台銘選總統是災難<text:span text:style-name="T3"> <text:line-break/><text:line-break/></text:span>上報<text:span text:style-name="T3"><text:s/></text:span>國際中心<text:span text:style-name="T3"> <text:line-break/><text:line-break/>2019</text:span>年<text:span text:style-name="T3">04</text:span>月<text:span text:style-name="T3">22</text:span>日<text:span text:style-name="T3"> <text:line-break/><text:line-break/></text:span>鴻海董事長郭台銘宣布投入<text:span text:style-name="T3">2020</text:span>年總統大選。對此，中國政府高級顧問、中共中央黨校兼任教授謝茂松<text:span text:style-name="T3">19</text:span>日表示，郭台銘不可能成為「台版川普」而當選台灣總統，且他參選將會是一場災難。<text:span text:style-name="T3"> <text:line-break/><text:line-break/></text:span>中國官媒：郭參選之路將充滿曲折<text:span text:style-name="T3"> <text:line-break/><text:line-break/></text:span>謝茂松認為，郭台銘的參選只是「攪亂一池春水」且只是助攻蔡英文。<text:span text:style-name="T3"> <text:line-break/><text:line-break/></text:span>謝茂松的意見並未保留太多模糊空間，他認為即使郭台銘代表國民黨出線與蔡英文共同角逐總統大位，能當選的機會也是渺茫、最多可能只會有<text:span text:style-name="T3">30%</text:span>的支持度，其中「基本上來看是傳統泛藍選民，還有股市投資者。」<text:span text:style-name="T3"> <text:line-break/><text:line-break/></text:span>謝茂松說，他對於郭宣布參選以來，民進黨相對來看一直保持沉默並不會感到驚訝。他認為：「這並不代表他們（民進黨）不敢攻擊他。」<text:span text:style-name="T3"> <text:line-break/><text:line-break/></text:span>問鼎總統最大包袱：深入中國的富士康　<text:span text:style-name="T3"> <text:line-break/><text:line-break/></text:span>另一方面，郭台銘的鴻海富士康帝國也成了他參選總統的最大包袱。謝茂松認為：「他需要完全跟他的事業切割才能履行政治責任」，他稱「這是完全不可能的事，因為如果他成為台灣領導人，就必須申報財產，特別是他在大陸（<text:span text:style-name="T3">mainland</text:span>）賺的錢，這會給他帶來很大的麻煩。」<text:span text:style-name="T3"> <text:line-break/><text:line-break/></text:span>謝茂松說：「這會是一場災難，他（郭台銘）不會是台灣的川普，東亞政治跟美國並不相同。」他指出，郭台銘身為全球最大電子製造商富士康的老闆，擁有超過<text:span text:style-name="T3">80</text:span>萬名員工，因此對於他把人際網絡伸向美中政治最高階層並不會令人感到驚訝，「美國和中國領導人都跟他建立了良好的關係，因為他帶來投資就業機會。」<text:span text:style-name="T3"><text:line-break/><text:line-break/></text:span>但是謝茂松認為，如果「郭董」真的成了「郭總統」，所有他建立的人脈反而都成了綁手綁腳的束縛。<text:span text:style-name="T3"> <text:line-break/><text:line-break/></text:span>美國樂見郭參選？<text:span text:style-name="T3"> <text:line-break/><text:line-break/></text:span>報導指出，對於郭台銘參選的幕後決策原因，也頗令人玩味，特別是美國在其中扮演了何種角色。謝茂松說：「郭自從<text:span text:style-name="T3">2016</text:span>年就開始猶豫是否參選總統，但是<text:span text:style-name="T3">4</text:span>月<text:span text:style-name="T3">15</text:span>號（正式宣布參選前<text:span text:style-name="T3">2</text:span>日）他和莫健和帕克談話後，改變了立場，這點很有意思。」<text:span text:style-name="T3"> <text:line-break/><text:line-break/></text:span>註：莫健為現任美國在台協會（<text:span text:style-name="T3">AIT</text:span>）主席，帕克（<text:span text:style-name="T3">Robert Parker</text:span>）則曾於<text:span text:style-name="T3">1979</text:span>年至<text:span text:style-name="T3">1980</text:span>年間擔任美國商會（<text:span text:style-name="T3">AmCham Taipei</text:span>）會長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</office:meta>
</office:document-meta>
</file>